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27cm" draw:marker-end-width="0.427cm" draw:fill="solid" draw:fill-color="#ffffcc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svg:stroke-width="0.102cm" svg:stroke-color="#000000" draw:marker-start-width="0.352cm" draw:marker-end-width="0.352cm" draw:fill="solid" draw:fill-color="#cc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02cm" svg:stroke-color="#000000" draw:marker-start-width="0.352cm" draw:marker-end-width="0.352cm" draw:fill="solid" draw:fill-color="#e6e6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3.937cm" svg:x="7.223cm" svg:y="3.359cm">
          <text:p text:style-name="P1"><text:span text:style-name="T1">Node</text:span><text:span text:style-name="T1"><text:line-break/></text:span><text:span text:style-name="T1">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699cm" svg:height="2.413cm" draw:transform="rotate (-0.341560934615291) translate (2.937cm 1.68cm)">
          <text:p text:style-name="P2">Rowse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4.699cm" svg:height="2.413cm" draw:transform="rotate (0.346971455296473) translate (2.11cm 6.662cm)">
          <text:p text:style-name="P2">Parameter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4.699cm" svg:height="2.413cm" draw:transform="rotate (-0.00401425727958606) translate (13.837cm 4.029cm)">
          <text:p text:style-name="P2">Rowse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6.223cm" svg:height="3.937cm" svg:x="7.256cm" svg:y="12.966cm">
          <text:p text:style-name="P1"><text:span text:style-name="T1">S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699cm" svg:height="2.413cm" draw:transform="rotate (-0.341560934615291) translate (2.97cm 11.287cm)">
          <text:p text:style-name="P2">scan row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4.699cm" svg:height="2.413cm" draw:transform="rotate (0.346971455296473) translate (2.143cm 16.269cm)">
          <text:p text:style-name="P2">sort column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4.699cm" svg:height="2.413cm" draw:transform="rotate (-0.00401425727958606) translate (13.87cm 13.636cm)">
          <text:p text:style-name="P2">sorted row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7:25:45.587784247</meta:creation-date>
    <dc:date>2015-09-14T17:33:03.425665290</dc:date>
    <meta:editing-duration>P0D</meta:editing-duration>
    <meta:editing-cycles>1</meta:editing-cycles>
    <meta:document-statistic meta:object-count="8"/>
    <meta:generator>LibreOffice/4.2.8.2$Linux_X86_64 LibreOffice_project/420m0$Build-2</meta:generator>
  </office:meta>
</office:document-meta>
</file>